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i mathvariant="italic">Volymen</mi>
            <mrow>
              <mi/>
              <mo stretchy="false">=</mo>
              <mi/>
            </mrow>
            <mi mathvariant="italic">Bh</mi>
            <mi>,</mi>
          </mrow>
        </mtd>
      </mtr>
      <mtr>
        <mtd>
          <mrow>
            <mi mathvariant="italic">där</mi>
            <mi>B</mi>
            <mi mathvariant="italic">är</mi>
            <mi mathvariant="italic">basytans</mi>
            <mi mathvariant="italic">area</mi>
          </mrow>
        </mtd>
      </mtr>
    </mtable>
    <annotation encoding="StarMath 5.0">Volymen ~=~ Bh,
newline
där B är basytans are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6T14:11:20</meta:creation-date>
    <meta:generator>LibreOffice/3.3$Linux LibreOffice_project/330m19$Build-8</meta:generator>
  </office:meta>
</office:document-meta>
</file>